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UrbanBody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P2" style:family="paragraph" style:parent-style-name="UrbanBody">
      <style:paragraph-properties fo:text-align="start" style:justify-single-word="false"/>
      <style:text-properties style:font-name="Arial1"/>
    </style:style>
    <style:style style:name="P3" style:family="paragraph" style:parent-style-name="UrbanBody">
      <style:paragraph-properties fo:text-align="center" style:justify-single-wor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4" style:family="paragraph" style:parent-style-name="UrbanBody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 template : DocumentGenerator</text:p>
      <text:p text:style-name="P1"/>
      <text:p text:style-name="P2"/>
      <text:p text:style-name="P2"><text:span text:style-name="T4">Title </text:span><text:span text:style-name="T1">:</text:span> <text:text-input text:description="Date">view.obj.title</text:text-input></text:p>
      <text:p text:style-name="P4"/>
      <text:p text:style-name="P2"><text:span text:style-name="T4">Description </text:span><text:span text:style-name="T1">:</text:span> <text:text-input text:description="Date">view.display('description', no_value='yolo')</text:text-input></text:p>
      <text:p text:style-name="P2"/>
      <text:section text:style-name="Sect1" text:name="multi-select">
        <text:p text:style-name="P2"><text:span text:style-name="T3"><office:annotation><dc:creator>André NUYENS</dc:creator><dc:date>2014-10-16T15:24:10</dc:date><text:p text:style-name="P5"><text:span text:style-name="T5">do section- if view.obj.customViewFields</text:span></text:p></office:annotation></text:span><text:span text:style-name="T4">Chosen list</text:span><text:span text:style-name="T1"> : </text:span><text:span text:style-name="T2"><text:text-input text:description="">view.obj.customViewFields</text:text-input></text:span></text:p>
      </text:section>
      <text:p text:style-name="P2"/>
      <text:section text:style-name="Sect1" text:name="date">
        <text:p text:style-name="P2"><text:span text:style-name="T3"><office:annotation><dc:creator>André NUYENS</dc:creator><dc:date>2014-10-16T15:27:49</dc:date><text:p text:style-name="P5"><text:span text:style-name="T6">do section- if view.obj.effectiveDate</text:span></text:p></office:annotation></text:span><text:span text:style-name="T4">Effective date</text:span><text:span text:style-name="T1"> : </text:span><text:span text:style-name="T2"><text:text-input text:description="">view.obj.effectiveDate</text:text-input></text:span></text:p>
      </text:section>
      <text:p text:style-name="P2"/>
      <text:p text:style-name="P2"/>
      <text:p text:style-name="P3">Thank's a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1" svg:font-family="Arial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Times New Roman1" fo:font-size="12pt" style:text-underline-style="none" fo:font-weight="normal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Delcourt</meta:initial-creator>
    <meta:creation-date>2014-07-02T15:43:15</meta:creation-date>
    <dc:date>2014-10-16T16:00:38</dc:date>
    <dc:creator>André NUYENS</dc:creator>
    <meta:editing-duration>PT17M44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6" meta:word-count="24" meta:character-count="206" meta:non-whitespace-character-count="190"/>
  </office:meta>
</office:document-meta>
</file>